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Event.getOptionalDeta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vent.setOptionalDetails( String optionalDetai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vent.getReg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vent.setRegion( String reg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vent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vent.getEv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vent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vent.setSource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acheEv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vent.setKey(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vent.setEventName( String ev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vent.getCre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